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officeooo:paragraph-rsid="000c8299" style:font-weight-asian="bold" style:font-weight-complex="bold"/>
    </style:style>
    <style:style style:name="P3" style:family="paragraph" style:parent-style-name="Normal">
      <style:text-properties officeooo:rsid="00206f30" officeooo:paragraph-rsid="00105749"/>
    </style:style>
    <style:style style:name="P4" style:family="paragraph" style:parent-style-name="Normal">
      <style:text-properties officeooo:rsid="000f11cf" officeooo:paragraph-rsid="000f11cf"/>
    </style:style>
    <style:style style:name="P5" style:family="paragraph" style:parent-style-name="Normal">
      <style:paragraph-properties fo:margin-left="0in" fo:margin-right="0in" fo:text-indent="0.4917in" style:auto-text-indent="false"/>
      <style:text-properties fo:font-weight="bold" style:font-weight-asian="bold" style:font-weight-complex="bold"/>
    </style:style>
    <style:style style:name="P6" style:family="paragraph" style:parent-style-name="Normal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5749"/>
    </style:style>
    <style:style style:name="T3" style:family="text">
      <style:text-properties officeooo:rsid="001b784f"/>
    </style:style>
    <style:style style:name="T4" style:family="text">
      <style:text-properties style:text-underline-style="solid" style:text-underline-width="auto" style:text-underline-color="font-color" officeooo:rsid="0059b39b"/>
    </style:style>
    <style:style style:name="T5" style:family="text">
      <style:text-properties officeooo:rsid="003db912"/>
    </style:style>
    <style:style style:name="T6" style:family="text">
      <style:text-properties officeooo:rsid="00401f5c"/>
    </style:style>
    <style:style style:name="T7" style:family="text">
      <style:text-properties officeooo:rsid="0059b39b"/>
    </style:style>
    <style:style style:name="T8" style:family="text">
      <style:text-properties officeooo:rsid="005bdddc"/>
    </style:style>
    <style:style style:name="T9" style:family="text">
      <style:text-properties officeooo:rsid="005c007d"/>
    </style:style>
    <style:style style:name="T10" style:family="text">
      <style:text-properties officeooo:rsid="005f19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e de description « <text:span text:style-name="T4">S’inscrire</text:span> » </text:p>
      <text:p text:style-name="Normal"><text:span text:style-name="Police_20_par_20_défaut"><text:span text:style-name="T1">Nom de cas:</text:span></text:span> <text:span text:style-name="T7">S’inscrire.</text:span></text:p>
      <text:p text:style-name="Normal"><text:span text:style-name="Police_20_par_20_défaut"><text:span text:style-name="T1">Objectif:</text:span></text:span> Permettre à l'étudiant ou au e<text:span text:style-name="T7">nseignant</text:span> de s'inscrire!<text:line-break/><text:span text:style-name="Police_20_par_20_défaut"><text:span text:style-name="T1">Acteur Principale :</text:span></text:span> Étudiant, <text:span text:style-name="T7">Enseignant</text:span>.</text:p>
      <text:p text:style-name="Normal"><text:span text:style-name="Police_20_par_20_défaut"><text:span text:style-name="T1">Acteur Secondaire: </text:span></text:span><text:span text:style-name="T5">Site Web</text:span>.</text:p>
      <text:p text:style-name="Normal"><text:span text:style-name="Police_20_par_20_défaut"><text:span text:style-name="T1">Version:</text:span></text:span> <text:span text:style-name="T7">2</text:span>.<text:span text:style-name="T7">1</text:span></text:p>
      <text:p text:style-name="Normal"><text:span text:style-name="Police_20_par_20_défaut"><text:span text:style-name="T1">Date:</text:span></text:span> <text:span text:style-name="T6">17</text:span>/0<text:span text:style-name="T6">3</text:span>/2020</text:p>
      <text:p text:style-name="P1">Responsable:</text:p>
      <text:p text:style-name="P1">Description des enchaînements:</text:p>
      <text:p text:style-name="P1">Pré conditions:</text:p>
      <text:p text:style-name="Normal">- <text:span text:style-name="T8">Connexion internet</text:span>.</text:p>
      <text:p text:style-name="P1">Enchaînements:</text:p>
      <text:p text:style-name="Normal"><text:span text:style-name="Police_20_par_20_défaut"><text:span text:style-name="T1">Séquencement Fonctionnel:</text:span></text:span></text:p>
      <text:p text:style-name="P6"><text:tab/>Séquencement Nominal:</text:p>
      <text:p text:style-name="Normal"><text:span text:style-name="T2">n</text:span>1. Choisissez l'option d'inscription dans l'écran de ‘<text:span text:style-name="T8">Login’</text:span>!</text:p>
      <text:p text:style-name="Normal"><text:span text:style-name="T2">n2</text:span>. <text:span text:style-name="T6">Remplir les informations (nom, prénom, matricule, …).</text:span></text:p>
      <text:p text:style-name="P4"><text:span text:style-name="T2">n</text:span>3. Validez l'e-mail par le code reçu dans la boite e-mail!</text:p>
      <text:p text:style-name="P2"><text:tab/>Séquencement Alternatif:</text:p>
      <text:p text:style-name="Normal"><text:span text:style-name="T3">a</text:span>1. Validation du formulaire s'il y a des champs vides ou un e-mail invalide (doit être au format e-mail '@ x.z') ou les mots de passe ne correspondent pas.</text:p>
      <text:p text:style-name="P5">Séquencement Exceptionnel:</text:p>
      <text:p text:style-name="P3">- En cas ou la connexion ou le serveur n’est pas disponible on actualise la page <text:span text:style-name="T9">ou affiche un erreur de connexion</text:span>.</text:p>
      <text:p text:style-name="P1">Post conditions:</text:p>
      <text:p text:style-name="Normal">- <text:span text:style-name="T10">I</text:span>nformez l'utilisateur que l'inscription s'est terminée avec succès et redirigez-la vers la page d'accuei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Pavilion</meta:initial-creator>
    <meta:creation-date>2020-02-18T15:54:00Z</meta:creation-date>
    <dc:date>2020-03-17T23:03:18.570167623</dc:date>
    <meta:editing-cycles>39</meta:editing-cycles>
    <meta:editing-duration>PT3H48M36S</meta:editing-duration>
    <meta:document-statistic meta:table-count="0" meta:image-count="0" meta:object-count="0" meta:page-count="1" meta:paragraph-count="22" meta:word-count="145" meta:character-count="985" meta:non-whitespace-character-count="859"/>
    <meta:template xlink:type="simple" xlink:actuate="onRequest" xlink:title="" xlink:href="Normal"/>
  </office:meta>
</office:document-meta>
</file>